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2843104657749218573"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5648954"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5644815"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5644540"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3277940019253501224"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6285770465218676503"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7170547186937680861"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3">¼ mile at about 10:00mile</text:p>
      <text:p text:style-name="P3">¾ miles at 7:30/mile</text:p>
      <text:p text:style-name="P3">¼ mile at about 10:00/mile</text:p>
      <text:p text:style-name="P4">Warm down:<text:span text:style-name="T3"> <text:s/>½ mile jog home</text:span></text:p>
      <text:p text:style-name="P3"/>
      <text:p text:style-name="P4"><text:span text:style-name="T3">Sun Dec 16, 2018 </text:span>5.5 miles <text:span text:style-name="T3"><text:s/></text:span></text:p>
      <text:p text:style-name="P4">Warmup:<text:span text:style-name="T3"> <text:s/>½ mile to the Wise Center and rest a few minutes.</text:span></text:p>
      <text:p text:style-name="P3">1 mile on a treadmill in 9:07 and rest a few minutes.</text:p>
      <text:p text:style-name="P4">Run:<text:span text:style-name="T3"> I did a 142 bpm test. <text:s/>After about a half mile I held my heart rate near 142 bpm by continually adjusting my pace. <text:s/>Mile splits: 8:32, 8:34, 8:35, 8:35. Pulses at the end of each mile: 143, 142, 142, 142. My mile splits were a good deal lower today compared to last Wednesday.</text:span></text:p>
      <text:p text:style-name="P3"/>
      <text:p text:style-name="P4"><text:span text:style-name="T3">Mon Dec 17, 2018 </text:span>4.5 miles<text:span text:style-name="T3"> <text:s text:c="2"/></text:span></text:p>
      <text:p text:style-name="P4">Warmup:<text:span text:style-name="T3"> <text:s/>1 mile on a Wise Center treadmill in 9:03 running faster as I ran.</text:span></text:p>
      <text:p text:style-name="P3">Rested about 8 minutes.</text:p>
      <text:p text:style-name="P4">Run:<text:span text:style-name="T3"> <text:s/>2 x 0.75 miles at 7:30/mile pace, pulses at the end of each run were 152 and 153</text:span></text:p>
      <text:p text:style-name="P3">I jogged a ½ mile before each run and ½ mile after the second one.</text:p>
      <text:p text:style-name="P4">Warm down: <text:span text:style-name="T3">½ mile jog home</text:span></text:p>
      <text:p text:style-name="P4"><text:span text:style-name="T3"/></text:p>
      <text:p text:style-name="P4"><text:span text:style-name="T3">Tues Dec 18, 2018 </text:span>5 miles</text:p>
      <text:p text:style-name="P4">Warmup:<text:span text:style-name="T3"> 1.5 miles on a Wise Center treadmill at various paces some as fast as 7:41/mile and averaging 8:45/mile, a 10 minute rest</text:span></text:p>
      <text:p text:style-name="P4">Run:<text:span text:style-name="T3"> <text:s/>3 x ½ mile and 1 x 1 mile. <text:s/>I lead into the runs with a ¼ mile in 2:30 and I ran a ¼ mile after each run in about 3:00. Time and pulse at the end of each run:</text:span></text:p>
      <text:p text:style-name="P4"><text:span text:style-name="T3">4:00 (138 bpm), 3:57 (142 bpm), 3:51 (147 bpm), 7:30 (154 bpm)</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8T15:45:30.73</dc:date>
    <dc:creator>James  Lombardi</dc:creator>
    <meta:editing-duration>P7DT50M56S</meta:editing-duration>
    <meta:editing-cycles>583</meta:editing-cycles>
    <meta:generator>OpenOffice/4.1.2$Win32 OpenOffice.org_project/412m3$Build-9782</meta:generator>
    <meta:document-statistic meta:table-count="0" meta:image-count="0" meta:object-count="0" meta:page-count="11" meta:paragraph-count="282" meta:word-count="3776" meta:character-count="18977"/>
  </office:meta>
</office:document-meta>
</file>